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0ddbd4" officeooo:paragraph-rsid="000ddbd4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paragraph-rsid="000f9fd1"/>
    </style:style>
    <style:style style:name="P6" style:family="paragraph" style:parent-style-name="Text_20_body" style:list-style-name="L1">
      <style:text-properties officeooo:rsid="000ddbd4" officeooo:paragraph-rsid="000ddbd4"/>
    </style:style>
    <style:style style:name="P7" style:family="paragraph" style:parent-style-name="Text_20_body" style:list-style-name="L1">
      <style:text-properties officeooo:rsid="000f9fd1" officeooo:paragraph-rsid="000f9fd1"/>
    </style:style>
    <style:style style:name="P8" style:family="paragraph" style:parent-style-name="Text_20_body" style:list-style-name="L1">
      <style:text-properties officeooo:rsid="000f9fd1" officeooo:paragraph-rsid="00124501"/>
    </style:style>
    <style:style style:name="T1" style:family="text">
      <style:text-properties officeooo:rsid="000f9fd1"/>
    </style:style>
    <style:style style:name="T2" style:family="text">
      <style:text-properties officeooo:rsid="001188c3"/>
    </style:style>
    <style:style style:name="T3" style:family="text">
      <style:text-properties officeooo:rsid="00124501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Approvazione sconto retta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Antonella: <text:span text:style-name="T3">genitore/docente</text:span>;</text:p>
            <text:p text:style-name="P3">Ettore: <text:span text:style-name="T1">dirigente</text:span> asilo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29193842" text:style-name="L1">
              <text:list-item>
                <text:p text:style-name="P6">Ettore <text:span text:style-name="T1">dirigente</text:span> dell'asilo riceve una <text:span text:style-name="T2">mail</text:span> la quale dice che anche nell'anno 2012/2013 dovrà applicare lo sconto al personale universitario sulla retta mensile dell'asilo.</text:p>
              </text:list-item>
              <text:list-item>
                <text:p text:style-name="P8">Ettore accede al servizio e effettua il login con i propri dati.</text:p>
              </text:list-item>
              <text:list-item>
                <text:p text:style-name="P5"><text:span text:style-name="T1">Effettuato l'accesso al sistema Ettore inizia a cercare la lista degli iscritti dell'anno 2012/2013.</text:span></text:p>
              </text:list-item>
              <text:list-item>
                <text:p text:style-name="P6">Ettore <text:span text:style-name="T2">fornisce al sistema la nuova lista, di chi è risultato idoneo allo sconto.</text:span></text:p>
              </text:list-item>
              <text:list-item>
                <text:p text:style-name="P6">L'asilo aggiorna il proprio piano di pagamenti in base alla nuova direttiva.</text:p>
              </text:list-item>
              <text:list-item>
                <text:p text:style-name="P7">A questo punto a tutti gli iscritti che risulteranno idonei gli verrà recapitata una mail.</text:p>
              </text:list-item>
              <text:list-item>
                <text:p text:style-name="P6">Antonella riceve una mail che le comunica che può usufruire dello sconto. 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56:35.36</meta:creation-date>
    <meta:editing-duration>P0D</meta:editing-duration>
    <meta:editing-cycles>6</meta:editing-cycles>
    <meta:generator>LibreOffice/3.6$Windows_x86 LibreOffice_project/da8c1e6-fd468f4-454e206-f42a4a9-143cfd</meta:generator>
    <dc:date>2012-10-18T09:10:44.30</dc:date>
    <meta:document-statistic meta:table-count="1" meta:image-count="0" meta:object-count="0" meta:page-count="1" meta:paragraph-count="13" meta:word-count="127" meta:character-count="814" meta:non-whitespace-character-count="705"/>
  </office:meta>
</office:document-meta>
</file>